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1"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language="es" fo:country="ES" fo:font-weight="bold"/>
    </style:style>
    <style:style style:name="T4" style:family="text">
      <style:text-properties fo:font-size="9pt" fo:language="es" fo:country="ES" style:font-size-asian="9pt" style:font-size-complex="9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h text:style-name="P4" text:outline-level="2">Glossari</text:h>
      <text:h text:style-name="Heading_20_2" text:outline-level="3"><text:s/><text:span text:style-name="T3">Proveïdor de transports</text:span></text:h>
      <text:p text:style-name="Text_20_body">És un nom genèric per referir-nos a les empreses que es subcontractaran per tal d’obtenir serveis de transport i/o mitjans (vehicles) en cas que no fossin suficients els recursos de SERDIPSA.</text:p>
      <text:h text:style-name="Heading_20_2" text:outline-level="3"><text:s/>Client</text:h>
      <text:p text:style-name="Text_20_body">Persona física o jurídica externa a l'empresa que en demana els seus serveis.Concretament, interactua amb l'empresa crear, modificar o cancel·lar sol·licituds de comandes, demanar un pressupost per a una comanda o consultar-ne l'estat.</text:p>
      <text:h text:style-name="Heading_20_2" text:outline-level="3"><text:s/>Comanda</text:h>
      <text:p text:style-name="Text_20_body">Contracte d’un servei de l’empresa consistent en trnasportar una càrrega determinada d’un emplaçament a un altre amb una serie de condicions preestablertes.</text:p>
      <text:h text:style-name="Heading_20_2" text:outline-level="3"><text:s/>Embalum</text:h>
      <text:p text:style-name="Text_20_body">Unitat mínima de transport. Està format per un o més productes d'un sol tipus i ell mateix és d'un tipus concret. Per exemple, un embalum és un palé de capses de fols. També pot ser un embalum un bidó hermètic de líquid anticongelant.</text:p>
      <text:h text:style-name="Heading_20_2" text:outline-level="3"><text:s/>Emisor</text:h>
      <text:p text:style-name="Text_20_body">Persona física o jurídica externa a l'empresa que envia un paquet perquè arribi a un receptor per mitjà d'una comanda feta a l'empresa. Pot coincidir amb el client (si ell mateix és qui ha demanat l'enviament de la comanda).</text:p>
      <text:h text:style-name="Heading_20_2" text:outline-level="3"><text:s/>Fita</text:h>
      <text:p text:style-name="Text_20_body">Cada un dels punts de pas d'una ruta. És susceptible de ser-li assignada una acció per a cada embalum d'aquella ruta.</text:p>
      <text:h text:style-name="Heading_20_2" text:outline-level="3"><text:s/>Petició / Sol·licitut</text:h>
      <text:p text:style-name="Text_20_body">Instància prèvia a la creació d'una comanda que especifica les condicions del servei a realitzar i que s'utilitza per generar les alternatives i els pressuposts corresponents que, en cas de ser acceptats, esdevindran posteriorment comandes.</text:p>
      <text:h text:style-name="Heading_20_2" text:outline-level="3"><text:s/>Planificació</text:h>
      <text:p text:style-name="Text_20_body">Horari o cronograma referent a l’ordre en que cada vehicle implicat realitzarà les tasques que té assignades per tal de reallitzar amb èxit les comandes acordades per un dia determinat. Com que les comandes es podem realitzar amb antelació, aquesta planificació conté l’horari, complet o no, de diferents dies. </text:p>
      <text:h text:style-name="Heading_20_2" text:outline-level="3"><text:s/>Producte</text:h>
      <text:p text:style-name="Text_20_body">Nom genèric utilitzat per referirnos als paquets a transportar segons el contracte que suposa la comanda a la que estan associats.</text:p>
      <text:h text:style-name="Heading_20_2" text:outline-level="3"><text:s/>Receptor</text:h>
      <text:p text:style-name="Text_20_body">Persona física o jurídica externa a l'empresa que rep un paquet provinent d'un emissor per mitjà d'una comanda feta a l'empresa. Pot coincidir amb el client (si ell mateix és qui ha demanat l'enviament de la comanda).</text:p>
      <text:h text:style-name="Heading_20_2" text:outline-level="3"><text:s/>Registre d’entrega</text:h>
      <text:p text:style-name="Text_20_body">Document que arxiva l’empresa per tal d’enregistra l’historial d’una determinada comanda.</text:p>
      <text:h text:style-name="Heading_20_2" text:outline-level="3"><text:s/>Seguiment</text:h>
      <text:p text:style-name="Text_20_body">Procés de control vinculat a una comanda mitjançant el qual es té constància de la localització de la càrrega a transportar.</text:p>
      <text:h text:style-name="Heading_20_2" text:outline-level="3"><text:soft-page-break/><text:s/>Transportista</text:h>
      <text:p text:style-name="Text_20_body">Empleat de l’empresa (worker) que s’encarrega de carrgar i/o conduir els vehicles amb el que es realitzen els transports. </text:p>
      <text:h text:style-name="Heading_20_2" text:outline-level="3"><text:s/>Vehicle</text:h>
      <text:p text:style-name="Text_20_body">Nom genèric que utilitzem per a designar qualsevol tipus de mitjà de transport que utilitzi l'empresa per tal de dur a terme les comandes planifica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0"><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2</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9T21:25:32</dc:date>
    <dc:language>es-ES</dc:language>
    <meta:editing-cycles>46</meta:editing-cycles>
    <meta:editing-duration>PT7H11M39S</meta:editing-duration>
    <meta:user-defined meta:name="Info 1"/>
    <meta:user-defined meta:name="Info 2"/>
    <meta:user-defined meta:name="Info 3"/>
    <meta:user-defined meta:name="Info 4"/>
    <meta:document-statistic meta:table-count="0" meta:image-count="1" meta:object-count="0" meta:page-count="2" meta:paragraph-count="34" meta:word-count="438" meta:character-count="2780"/>
  </office:meta>
</office:document-meta>
</file>